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style:line-height-at-least="0.1944in"/>
      <style:text-properties style:font-name="Helvetica Neue" fo:font-size="12.0pt" fo:color="#000000"/>
    </style:style>
    <style:style style:name="P2" style:family="paragraph" style:parent-style-name="Standard">
      <style:paragraph-properties style:line-height-at-least="0.1944in"/>
      <style:text-properties style:font-name="Helvetica Neue" fo:font-size="12.0pt" fo:color="#a3d979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 fo:color="#000000"/>
    </style:style>
    <style:style style:name="T3" style:family="text">
      <style:text-properties fo:font-weight="bold" fo:font-weight-asian="bold" fo:font-weight-complex="bold" fo:letter-spacing="0.0000in" fo:color="#000000"/>
    </style:style>
    <style:style style:name="T4" style:family="text">
      <style:text-properties fo:font-style="italic" fo:font-style-asian="italic" fo:font-style-complex="italic" fo:letter-spacing="0.0000in"/>
    </style:style>
    <style:style style:name="T5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Architecture du dossier "Projet 4 - Analysez les ventes de votre entreprise" : </text:span></text:p>
      <text:p text:style-name="P2"><text:span text:style-name="T2">- </text:span><text:span text:style-name="T3">dataset_P4</text:span><text:span text:style-name="T2"><text:s/></text:span><text:span text:style-name="T4"># données à importer </text:span></text:p>
      <text:p text:style-name="P1"><text:span text:style-name="T5"><text:tab/> - customers.csv </text:span></text:p>
      <text:p text:style-name="P1"><text:span text:style-name="T5"><text:tab/> - products.csv </text:span></text:p>
      <text:p text:style-name="P1"><text:span text:style-name="T5"><text:tab/> - transactions.csv </text:span></text:p>
      <text:p text:style-name="P2"><text:span text:style-name="T2">- </text:span><text:span text:style-name="T3">figure </text:span><text:span text:style-name="T4"># figures sauvegardées au format png lors du lancement du script </text:span></text:p>
      <text:p text:style-name="P1"><text:span text:style-name="T5"><text:tab/> - figure1…</text:span></text:p>
      <text:p text:style-name="P1"><text:span text:style-name="T5"><text:tab/> - figure2…</text:span></text:p>
      <text:p text:style-name="P2"><text:span text:style-name="T2">- </text:span><text:span text:style-name="T3">Projet 4.ipynb</text:span><text:span text:style-name="T2"><text:s/></text:span><text:span text:style-name="T4"># script destiné à nettoyer le jeu de données, et contenant les différentes analyses </text:span><text:span text:style-name="T2">effectuées </text:span></text:p>
      <text:p text:style-name="P2"><text:span text:style-name="T2">- </text:span><text:span text:style-name="T3">Projet 4.html</text:span><text:span text:style-name="T2"><text:s/></text:span><text:span text:style-name="T4"># script au format html pour une consultation plus fluide du projet </text:span></text:p>
      <text:p text:style-name="P1"><text:span text:style-name="T5"/></text:p>
      <text:p text:style-name="P1"><text:span text:style-name="T5"> Pour lancer le script, il faut exécuter les scripts en suivant l'ordre des cellu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